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trello.com/b/dKwOTZP5/roadmap" text:style-name="Internet_20_link" text:visited-style-name="Visited_20_Internet_20_Link">https://trello.com/b/dKwOTZP5/roadmap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23:38:14.982199948</meta:creation-date>
    <dc:date>2020-11-11T23:38:34.077758778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38" meta:non-whitespace-character-count="37"/>
    <meta:generator>LibreOffice/6.4.5.2$Linux_X86_64 LibreOffice_project/40$Build-2</meta:generator>
  </office:meta>
</office:document-meta>
</file>